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5865" officeooo:paragraph-rsid="00045865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5865" officeooo:paragraph-rsid="00045865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5865" officeooo:paragraph-rsid="0004586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9f89" officeooo:paragraph-rsid="00059f8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5865" officeooo:paragraph-rsid="0004586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9f89" officeooo:paragraph-rsid="00059f8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aa5b" officeooo:paragraph-rsid="0006aa5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45865" officeooo:paragraph-rsid="00045865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59f89" officeooo:paragraph-rsid="00059f89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45865" officeooo:paragraph-rsid="0004586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9f89" officeooo:paragraph-rsid="00059f8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3333" fo:font-size="12pt" style:text-underline-style="none" fo:font-weight="normal" officeooo:rsid="00059f89" officeooo:paragraph-rsid="00059f8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6aa5b" officeooo:paragraph-rsid="0006aa5b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size-asian="10.5pt"/>
    </style:style>
    <style:style style:name="T8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RECOGNITION USING <text:span text:style-name="T2">OCR</text:span></text:p>
      <text:p text:style-name="P2"><text:span text:style-name="T2"/></text:p>
      <text:p text:style-name="P8"><text:span text:style-name="T1">ON TERMINAL:</text:span></text:p>
      <text:p text:style-name="P2"><text:span text:style-name="T2"/></text:p>
      <text:p text:style-name="P10"><text:span text:style-name="T4">I. </text:span><text:span text:style-name="T1">ENIRONMENTAL SETUP AND INSTALLATIONS</text:span></text:p>
      <text:p text:style-name="P3"/>
      <text:p text:style-name="P3">1. sudo apt-get install tesseract-ocr<text:tab/><text:tab/>// OCR installation</text:p>
      <text:p text:style-name="P3">2. sudo apt-get install tesseract-ocr-eng<text:tab/>// OCR language specification</text:p>
      <text:p text:style-name="P3">3. sudo apt-get install imagemagick<text:tab/><text:tab/>// a package for image to text conversion</text:p>
      <text:p text:style-name="P3"/>
      <text:p text:style-name="P3">II. <text:span text:style-name="T5">DOWNLOAD IMAGES THAT CONTAINS DIGITS AND OPERATORS</text:span></text:p>
      <text:p text:style-name="P3"><text:span text:style-name="T3"/></text:p>
      <text:p text:style-name="P3"><text:span text:style-name="T7">1. download images</text:span></text:p>
      <text:p text:style-name="P3"><text:span text:style-name="T7">2. it can be jpg,jpeg,png</text:span></text:p>
      <text:p text:style-name="P3"><text:span text:style-name="T7">3.img7.jpg,img9.jpg,img11.png</text:span></text:p>
      <text:p text:style-name="P5"/>
      <text:p text:style-name="P4"><text:span text:style-name="T7">III. </text:span><text:span text:style-name="T5">PROGRAM RUNNING ON TERMINAL</text:span></text:p>
      <text:p text:style-name="P4"><text:span text:style-name="T3"/></text:p>
      <text:p text:style-name="P4"><text:span text:style-name="T7">1.tesseract img7.jpg output</text:span></text:p>
      <text:p text:style-name="P4"><text:span text:style-name="T7"><text:tab/>// img7.jpg ==&gt; <text:s/>the path of the image </text:span></text:p>
      <text:p text:style-name="P4"><text:span text:style-name="T7"><text:tab/>// output ==&gt; a text file, now the text file contains text on the image</text:span></text:p>
      <text:p text:style-name="P4"><text:span text:style-name="T7">2. cat output.txt</text:span></text:p>
      <text:p text:style-name="P4"><text:span text:style-name="T7"><text:tab/>// to view the content inside the file output.txt</text:span></text:p>
      <text:p text:style-name="P4"><text:span text:style-name="T7"/></text:p>
      <text:p text:style-name="P9">ON TEXT EDITOR:</text:p>
      <text:p text:style-name="P9"/>
      <text:p text:style-name="P11">I. <text:span text:style-name="T6">USING PYTHON CODE</text:span></text:p>
      <text:p text:style-name="P11"><text:span text:style-name="T6"/></text:p>
      <text:p text:style-name="P6">1. install to dependencies</text:p>
      <text:p text:style-name="P6"><text:tab/>i) pillow : sudo apt-get install pillow pytesseract [ on terminal]</text:p>
      <text:p text:style-name="P6">2. type the following code using text editor</text:p>
      <text:p text:style-name="P6"><text:tab/></text:p>
      <text:p text:style-name="P6"><text:tab/><text:span text:style-name="T8">from PIL import Image</text:span></text:p>
      <text:p text:style-name="P12"><text:tab/>import pytesseract </text:p>
      <text:p text:style-name="P12"><text:tab/>im=Image.open(“img7.jpg”)</text:p>
      <text:p text:style-name="P12"><text:tab/>text=pytesseract.image_to_string(im,lang=’eng’)</text:p>
      <text:p text:style-name="P12"><text:tab/>print(text)</text:p>
      <text:p text:style-name="P7">3. save the code as a python file like <text:span text:style-name="T8">new.py</text:span></text:p>
      <text:p text:style-name="P13">4. run the code on terminal as <text:span text:style-name="T8">python new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9:24:54.075877938</meta:creation-date>
    <dc:date>2019-02-26T19:50:11.629939148</dc:date>
    <meta:editing-duration>PT3M3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59" meta:character-count="1043" meta:non-whitespace-character-count="897"/>
  </office:meta>
</office:document-meta>
</file>